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ormatoReportes" style:family="table">
      <style:table-properties style:width="17.032cm" fo:margin-left="-0.032cm" table:align="left" style:may-break-between-rows="false"/>
    </style:style>
    <style:style style:name="FormatoReportes.A" style:family="table-column">
      <style:table-column-properties style:column-width="4.276cm"/>
    </style:style>
    <style:style style:name="FormatoReportes.B" style:family="table-column">
      <style:table-column-properties style:column-width="4.246cm"/>
    </style:style>
    <style:style style:name="FormatoReportes.D" style:family="table-column">
      <style:table-column-properties style:column-width="4.265cm"/>
    </style:style>
    <style:style style:name="FormatoReportes.A1" style:family="table-cell">
      <style:table-cell-properties fo:padding="0.097cm" fo:border-left="0.05pt solid #000000" fo:border-right="none" fo:border-top="0.05pt solid #000000" fo:border-bottom="0.05pt solid #000000"/>
    </style:style>
    <style:style style:name="FormatoReportes.B1" style:family="table-cell">
      <style:table-cell-properties fo:padding="0.097cm" fo:border="0.05pt solid #000000"/>
    </style:style>
    <style:style style:name="FormatoReportes.A2" style:family="table-cell">
      <style:table-cell-properties fo:padding="0.097cm" fo:border-left="0.05pt solid #000000" fo:border-right="none" fo:border-top="none" fo:border-bottom="0.05pt solid #000000"/>
    </style:style>
    <style:style style:name="FormatoReportes.B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oReportes.A3" style:family="table-cell">
      <style:table-cell-properties fo:background-color="#0099ff" fo:padding="0.097cm" fo:border-left="0.05pt solid #000000" fo:border-right="none" fo:border-top="none" fo:border-bottom="0.05pt solid #000000">
        <style:background-image/>
      </style:table-cell-properties>
    </style:style>
    <style:style style:name="FormatoReportes.D3" style:family="table-cell">
      <style:table-cell-properties fo:background-color="#00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12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FormatoReportes.A16" style:family="table-cell">
      <style:table-cell-properties fo:background-color="#cc66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ormatoReportes" table:style-name="FormatoReportes">
        <table:table-column table:style-name="FormatoReportes.A"/>
        <table:table-column table:style-name="FormatoReportes.B" table:number-columns-repeated="2"/>
        <table:table-column table:style-name="FormatoReportes.D"/>
        <table:table-row>
          <table:table-cell table:style-name="FormatoReportes.A1" office:value-type="string">
            <text:p text:style-name="Table_20_Heading">Nombre del Reporte:</text:p>
          </table:table-cell>
          <table:table-cell table:style-name="FormatoReportes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FormatoReportes.A2" office:value-type="string">
            <text:p text:style-name="P1">Descripción General del Reporte:</text:p>
          </table:table-cell>
          <table:table-cell table:style-name="FormatoReportes.B2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FormatoReportes.A3" office:value-type="string">
            <text:p text:style-name="P1">Campos</text:p>
          </table:table-cell>
          <table:table-cell table:style-name="FormatoReportes.A3" office:value-type="string">
            <text:p text:style-name="P1">Tablas</text:p>
          </table:table-cell>
          <table:table-cell table:style-name="FormatoReportes.A3" office:value-type="string">
            <text:p text:style-name="P1">Descripción</text:p>
          </table:table-cell>
          <table:table-cell table:style-name="FormatoReportes.D3" office:value-type="string">
            <text:p text:style-name="P3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12" table:number-columns-spanned="4" office:value-type="string">
            <text:p text:style-name="P1">Filtr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Descripción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16" table:number-columns-spanned="4" office:value-type="string">
            <text:p text:style-name="P1">Ordenamiento del Reporte:</text:p>
          </table:table-cell>
          <table:covered-table-cell/>
          <table:covered-table-cell/>
          <table:covered-table-cell/>
        </table:table-row>
        <table:table-row>
          <table:table-cell table:style-name="FormatoReportes.A2" office:value-type="string">
            <text:p text:style-name="P1">Campo</text:p>
          </table:table-cell>
          <table:table-cell table:style-name="FormatoReportes.A2" office:value-type="string">
            <text:p text:style-name="P1">Criterio</text:p>
          </table:table-cell>
          <table:table-cell table:style-name="FormatoReportes.A2" office:value-type="string">
            <text:p text:style-name="P1">Prioridad</text:p>
          </table:table-cell>
          <table:table-cell table:style-name="FormatoReportes.B2" office:value-type="string">
            <text:p text:style-name="P1">Notas</text:p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  <table:table-row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A2" office:value-type="string">
            <text:p text:style-name="Table_20_Contents"/>
          </table:table-cell>
          <table:table-cell table:style-name="FormatoReportes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H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Avila</meta:initial-creator>
    <meta:creation-date>2014-08-14T17:00:38</meta:creation-date>
    <dc:date>2014-08-14T17:08:24</dc:date>
    <dc:creator>Emil Avila</dc:creator>
    <meta:editing-duration>P0D</meta:editing-duration>
    <meta:editing-cycles>1</meta:editing-cycles>
    <meta:document-statistic meta:table-count="1" meta:image-count="0" meta:object-count="0" meta:page-count="1" meta:paragraph-count="16" meta:word-count="25" meta:character-count="179" meta:non-whitespace-character-count="170"/>
    <meta:generator>LibreOffice/3.5$Linux_X86_64 LibreOffice_project/350m1$Build-2</meta:generator>
  </office:meta>
</office:document-meta>
</file>